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" style:font-pitch="fixed"/>
    <style:font-face style:name="Menlo1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7.08cm" table:align="left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1.706cm"/>
    </style:style>
    <style:style style:name="Table1.C" style:family="table-column">
      <style:table-column-properties style:column-width="1.639cm"/>
    </style:style>
    <style:style style:name="Table1.D" style:family="table-column">
      <style:table-column-properties style:column-width="2.334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color="#ffffff" loext:opacity="100%" officeooo:rsid="0019fef6" officeooo:paragraph-rsid="0019fef6" fo:background-color="#333333"/>
    </style:style>
    <style:style style:name="P2" style:family="paragraph" style:parent-style-name="Standard">
      <style:text-properties style:font-name="Menlo" officeooo:rsid="0017522c" officeooo:paragraph-rsid="0017522c"/>
    </style:style>
    <style:style style:name="P3" style:family="paragraph" style:parent-style-name="Table_20_Contents">
      <style:text-properties style:font-name="Menlo" officeooo:rsid="0017522c" officeooo:paragraph-rsid="0017522c"/>
    </style:style>
    <style:style style:name="P4" style:family="paragraph" style:parent-style-name="Table_20_Contents">
      <style:text-properties style:font-name="Menlo"/>
    </style:style>
    <style:style style:name="P5" style:family="paragraph" style:parent-style-name="Table_20_Contents">
      <style:text-properties style:font-name="Menlo" officeooo:paragraph-rsid="0017522c"/>
    </style:style>
    <style:style style:name="P6" style:family="paragraph" style:parent-style-name="Standard">
      <style:text-properties fo:color="#ffffff" loext:opacity="100%" style:font-name="Menlo" officeooo:rsid="001affbc" officeooo:paragraph-rsid="0019fef6" fo:background-color="transparent"/>
    </style:style>
    <style:style style:name="P7" style:family="paragraph" style:parent-style-name="Standard">
      <style:text-properties style:font-name="Menlo" officeooo:rsid="0017522c" officeooo:paragraph-rsid="0017522c" fo:background-color="transparent"/>
    </style:style>
    <style:style style:name="P8" style:family="paragraph" style:parent-style-name="Standard">
      <style:text-properties style:font-name="Menlo" officeooo:rsid="00183f37" officeooo:paragraph-rsid="00183f37" fo:background-color="transparent"/>
    </style:style>
    <style:style style:name="P9" style:family="paragraph" style:parent-style-name="Standard">
      <style:text-properties style:font-name="Menlo" officeooo:rsid="0019fef6" officeooo:paragraph-rsid="0019fef6" fo:background-color="transparent"/>
    </style:style>
    <style:style style:name="P10" style:family="paragraph" style:parent-style-name="Standard">
      <style:text-properties style:font-name="Menlo" officeooo:paragraph-rsid="0019fef6" fo:background-color="transparent"/>
    </style:style>
    <style:style style:name="T1" style:family="text">
      <style:text-properties officeooo:rsid="00192fbf"/>
    </style:style>
    <style:style style:name="T2" style:family="text">
      <style:text-properties officeooo:rsid="0019fef6"/>
    </style:style>
    <style:style style:name="T3" style:family="text">
      <style:text-properties fo:font-size="12pt" fo:font-weight="normal" style:font-size-asian="12pt" style:font-size-complex="12pt"/>
    </style:style>
    <style:style style:name="T4" style:family="text">
      <style:text-properties fo:font-size="12pt" fo:font-weight="normal" officeooo:rsid="0019fef6" style:font-size-asian="12pt" style:font-size-complex="12pt"/>
    </style:style>
    <style:style style:name="T5" style:family="text">
      <style:text-properties fo:color="#ffffff" loext:opacity="100%" fo:font-size="12pt" fo:font-weight="normal" fo:background-color="#333333" loext:char-shading-value="0" style:font-size-asian="12pt" style:font-size-complex="12pt"/>
    </style:style>
    <style:style style:name="T6" style:family="text">
      <style:text-properties fo:color="#ffffff" loext:opacity="100%" fo:font-size="12pt" fo:font-weight="normal" officeooo:rsid="0019fef6" fo:background-color="#333333" loext:char-shading-value="0" style:font-size-asian="12pt" style:font-size-complex="12pt"/>
    </style:style>
    <style:style style:name="T7" style:family="text">
      <style:text-properties fo:color="#ffffff" loext:opacity="100%" fo:font-size="12pt" fo:font-weight="normal" style:font-size-asian="12pt" style:font-size-complex="12pt"/>
    </style:style>
    <style:style style:name="T8" style:family="text">
      <style:text-properties fo:color="#ffffff" loext:opacity="100%" fo:font-size="12pt" fo:font-weight="normal" officeooo:rsid="0019fef6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D4:</text:p>
      <text:p text:style-name="P2">Exo1:</text:p>
      <text:p text:style-name="P2">Q1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ic </text:p>
          </table:table-cell>
          <table:table-cell table:style-name="Table1.A1" office:value-type="string">
            <text:p text:style-name="P3">i</text:p>
          </table:table-cell>
          <table:table-cell table:style-name="Table1.A1" office:value-type="string">
            <text:p text:style-name="P3">k</text:p>
          </table:table-cell>
          <table:table-cell table:style-name="Table1.D1" office:value-type="string">
            <text:p text:style-name="P3">switch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3">Case 0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D2" office:value-type="string">
            <text:p text:style-name="P3">Case 1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D2" office:value-type="string">
            <text:p text:style-name="P3">Case 2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D2" office:value-type="string">
            <text:p text:style-name="P3">Case 3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D2" office:value-type="string">
            <text:p text:style-name="P3">Case 4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D2" office:value-type="string">
            <text:p text:style-name="P3">Case 5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D2" office:value-type="string">
            <text:p text:style-name="P3">Case 2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D2" office:value-type="string">
            <text:p text:style-name="P3">Case 3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1 </text:p>
          </table:table-cell>
          <table:table-cell table:style-name="Table1.D2" office:value-type="string">
            <text:p text:style-name="P3">Case 4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1</text:p>
          </table:table-cell>
          <table:table-cell table:style-name="Table1.D2" office:value-type="string">
            <text:p text:style-name="P3">Case 5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1</text:p>
          </table:table-cell>
          <table:table-cell table:style-name="Table1.D2" office:value-type="string">
            <text:p text:style-name="P3">Case 2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3</text:p>
          </table:table-cell>
          <table:table-cell table:style-name="Table1.D2" office:value-type="string">
            <text:p text:style-name="P3">Case 3</text:p>
          </table:table-cell>
        </table:table-row>
        <table:table-row>
          <table:table-cell table:style-name="Table1.D2" table:number-columns-spanned="4" office:value-type="string">
            <text:p text:style-name="P3">Apres quelque étapes sauter 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…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...</text:p>
          </table:table-cell>
          <table:table-cell table:style-name="Table1.D2" office:value-type="string">
            <text:p text:style-name="P3">Case 2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...</text:p>
          </table:table-cell>
          <table:table-cell table:style-name="Table1.D2" office:value-type="string">
            <text:p text:style-name="P3">Case 6</text:p>
          </table:table-cell>
        </table:table-row>
      </table:table>
      <text:p text:style-name="P2"/>
      <text:p text:style-name="P7">Q2. </text:p>
      <text:p text:style-name="P7">Le programme prends 2 variables i et k et les initialise à 0. Apres on incrémente i par 1 jusqu’à i =6 et a chaque étape on fait k+=i. A la fin on imprime k qui aura la valeur 0+1+2+3+4+5+6=21</text:p>
      <text:p text:style-name="P7"/>
      <text:p text:style-name="P7">Q3.voir Prog.java </text:p>
      <text:p text:style-name="P7"/>
      <text:p text:style-name="P7">Q4. voir ProgTraduit.java</text:p>
      <text:p text:style-name="P7"/>
      <text:p text:style-name="P7">Q5. voir ProgTraduit2.java</text:p>
      <text:p text:style-name="P7"/>
      <text:p text:style-name="P8">Exo2:</text:p>
      <text:p text:style-name="P8">Q1. voir Factorielle.java</text:p>
      <text:p text:style-name="P8">Q2. voir FactorielleTraduite.java</text:p>
      <text:p text:style-name="P8"/>
      <text:p text:style-name="P8">Exo3:</text:p>
      <text:p text:style-name="P8">Q1. voir IfThenElse<text:span text:style-name="T1">Traduit</text:span>.java </text:p>
      <text:p text:style-name="P8"/>
      <text:p text:style-name="P9">Exo4:</text:p>
      <text:p text:style-name="P9">Q1. voir Syracuse.java</text:p>
      <text:p text:style-name="P10"><text:span text:style-name="T2">Q2. voir </text:span><text:span text:style-name="T7">SyracuseTraduit.</text:span><text:span text:style-name="T8">java</text:span></text:p>
      <text:p text:style-name="P6"><text:span text:style-name="T3"/></text:p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" style:font-pitch="fixed"/>
    <style:font-face style:name="Menlo1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0:49:59.135041426</meta:creation-date>
    <dc:date>2023-02-16T10:46:51.306101355</dc:date>
    <meta:editing-duration>PT1H48M51S</meta:editing-duration>
    <meta:editing-cycles>6</meta:editing-cycles>
    <meta:generator>LibreOffice/7.4.3.2$MacOSX_X86_64 LibreOffice_project/1048a8393ae2eeec98dff31b5c133c5f1d08b890</meta:generator>
    <meta:document-statistic meta:table-count="1" meta:image-count="0" meta:object-count="0" meta:page-count="2" meta:paragraph-count="80" meta:word-count="151" meta:character-count="606" meta:non-whitespace-character-count="529"/>
  </office:meta>
</office:document-meta>
</file>